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transparent" fo:color="#004dbb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18" style:family="text">
      <style:text-properties fo:font-size="12.00pt" fo:font-weight="bold" fo:font-family="'Liberation Serif'" style:font-family-asian="'Liberation Serif'" style:font-family-complex="'Liberation Serif'" fo:background-color="transparent" fo:color="#004dbb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fo:color="#004dbb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transparent" fo:color="#004dbb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51" style:family="text">
      <style:text-properties fo:font-size="12.00pt" fo:font-weight="bold" fo:font-family="'Liberation Serif'" style:font-family-asian="'Liberation Serif'" style:font-family-complex="'Liberation Serif'" fo:background-color="transparent" fo:color="#004dbb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54117.30pt" style:type="right"/>
          <style:tab-stop style:position="35427.65pt"/>
          <style:tab-stop style:position="156.25pt"/>
        </style:tab-stops>
      </style:paragraph-properties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54117.30pt" style:type="right"/>
          <style:tab-stop style:position="35427.65pt"/>
          <style:tab-stop style:position="156.25pt"/>
        </style:tab-stops>
      </style:paragraph-properties>
    </style:style>
    <style:style style:name="P11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center"/>
    </style:style>
    <style:style style:name="P17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center"/>
    </style:style>
    <style:style style:name="P23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center"/>
    </style:style>
    <style:style style:name="P29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center"/>
    </style:style>
    <style:style style:name="P32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center"/>
    </style:style>
    <style:style style:name="P35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center"/>
    </style:style>
    <style:style style:name="P38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center"/>
    </style:style>
    <style:style style:name="P41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center"/>
    </style:style>
    <style:style style:name="P44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center"/>
    </style:style>
    <style:style style:name="P47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center"/>
    </style:style>
    <style:style style:name="P50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center"/>
    </style:style>
    <style:style style:name="P53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center"/>
    </style:style>
    <style:style style:name="P56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center"/>
    </style:style>
    <style:style style:name="P59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54117.30pt" style:type="right"/>
          <style:tab-stop style:position="838845.25pt"/>
          <style:tab-stop style:position="156.25pt"/>
        </style:tab-stops>
      </style:paragraph-properties>
    </style:style>
    <style:style style:name="P62" style:family="paragraph">
      <style:paragraph-properties fo:line-height="100.00%" fo:text-align="center"/>
    </style:style>
    <style:style style:name="P63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54117.30pt" style:type="right"/>
          <style:tab-stop style:position="838845.25pt"/>
          <style:tab-stop style:position="156.25pt"/>
        </style:tab-stops>
      </style:paragraph-properties>
    </style:style>
    <style:style style:name="P64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center"/>
    </style:style>
    <style:style style:name="P67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center"/>
    </style:style>
    <style:style style:name="P70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center"/>
    </style:style>
    <style:style style:name="P73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center"/>
    </style:style>
    <style:style style:name="P76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center"/>
    </style:style>
    <style:style style:name="P79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center"/>
    </style:style>
    <style:style style:name="P82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center"/>
    </style:style>
    <style:style style:name="P85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center"/>
    </style:style>
    <style:style style:name="P88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center"/>
    </style:style>
    <style:style style:name="P91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00.00%" fo:text-align="center"/>
    </style:style>
    <style:style style:name="P94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center"/>
    </style:style>
    <style:style style:name="P97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98" style:family="paragraph">
      <style:paragraph-properties fo:line-height="100.00%" fo:text-align="left"/>
    </style:style>
    <style:style style:name="P99" style:family="paragraph">
      <style:paragraph-properties fo:line-height="100.00%" fo:text-align="center"/>
    </style:style>
    <style:style style:name="P100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center"/>
    </style:style>
    <style:style style:name="P103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04" style:family="paragraph">
      <style:paragraph-properties fo:line-height="100.00%" fo:text-align="left"/>
    </style:style>
    <style:style style:name="P105" style:family="paragraph">
      <style:paragraph-properties fo:line-height="100.00%" fo:text-align="center"/>
    </style:style>
    <style:style style:name="P106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center"/>
    </style:style>
    <style:style style:name="P109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10" style:family="paragraph">
      <style:paragraph-properties fo:line-height="100.00%" fo:text-align="left"/>
    </style:style>
    <style:style style:name="P111" style:family="paragraph">
      <style:paragraph-properties fo:line-height="100.00%" fo:text-align="center"/>
    </style:style>
    <style:style style:name="P112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13" style:family="paragraph">
      <style:paragraph-properties fo:line-height="100.00%" fo:text-align="left"/>
    </style:style>
    <style:style style:name="P114" style:family="paragraph">
      <style:paragraph-properties fo:line-height="100.00%" fo:text-align="center"/>
    </style:style>
    <style:style style:name="P115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16" style:family="paragraph">
      <style:paragraph-properties fo:line-height="100.00%" fo:text-align="left"/>
    </style:style>
    <style:style style:name="P117" style:family="paragraph">
      <style:paragraph-properties fo:line-height="100.00%" fo:text-align="center"/>
    </style:style>
    <style:style style:name="P118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19" style:family="paragraph">
      <style:paragraph-properties fo:line-height="100.00%" fo:text-align="left"/>
    </style:style>
    <style:style style:name="P120" style:family="paragraph">
      <style:paragraph-properties fo:line-height="100.00%" fo:text-align="center"/>
    </style:style>
    <style:style style:name="P121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22" style:family="paragraph">
      <style:paragraph-properties fo:line-height="100.00%" fo:text-align="left"/>
    </style:style>
    <style:style style:name="P123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54117.30pt" style:type="right"/>
          <style:tab-stop style:position="838845.25pt"/>
          <style:tab-stop style:position="156.25pt"/>
        </style:tab-stops>
      </style:paragraph-properties>
    </style:style>
    <style:style style:name="P124" style:family="paragraph">
      <style:paragraph-properties fo:line-height="100.00%" fo:text-align="center"/>
    </style:style>
    <style:style style:name="P125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54117.30pt" style:type="right"/>
          <style:tab-stop style:position="838845.25pt"/>
          <style:tab-stop style:position="156.25pt"/>
        </style:tab-stops>
      </style:paragraph-properties>
    </style:style>
    <style:style style:name="P126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27" style:family="paragraph">
      <style:paragraph-properties fo:line-height="100.00%" fo:text-align="left"/>
    </style:style>
    <style:style style:name="P128" style:family="paragraph">
      <style:paragraph-properties fo:line-height="100.00%" fo:text-align="center"/>
    </style:style>
    <style:style style:name="P129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30" style:family="paragraph">
      <style:paragraph-properties fo:line-height="100.00%" fo:text-align="left"/>
    </style:style>
    <style:style style:name="P131" style:family="paragraph">
      <style:paragraph-properties fo:line-height="100.00%" fo:text-align="center"/>
    </style:style>
    <style:style style:name="P132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33" style:family="paragraph">
      <style:paragraph-properties fo:line-height="100.00%" fo:text-align="left"/>
    </style:style>
    <style:style style:name="P134" style:family="paragraph">
      <style:paragraph-properties fo:line-height="100.00%" fo:text-align="center"/>
    </style:style>
    <style:style style:name="P135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00.00%" fo:text-align="center"/>
    </style:style>
    <style:style style:name="P138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39" style:family="paragraph">
      <style:paragraph-properties fo:line-height="100.00%" fo:text-align="left"/>
    </style:style>
    <style:style style:name="P140" style:family="paragraph">
      <style:paragraph-properties fo:line-height="100.00%" fo:text-align="center"/>
    </style:style>
    <style:style style:name="P141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42" style:family="paragraph">
      <style:paragraph-properties fo:line-height="100.00%" fo:text-align="left"/>
    </style:style>
    <style:style style:name="P143" style:family="paragraph">
      <style:paragraph-properties fo:line-height="100.00%" fo:text-align="center"/>
    </style:style>
    <style:style style:name="P144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45" style:family="paragraph">
      <style:paragraph-properties fo:line-height="100.00%" fo:text-align="left"/>
    </style:style>
    <style:style style:name="P146" style:family="paragraph">
      <style:paragraph-properties fo:line-height="100.00%" fo:text-align="center"/>
    </style:style>
    <style:style style:name="P147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48" style:family="paragraph">
      <style:paragraph-properties fo:line-height="100.00%" fo:text-align="left"/>
    </style:style>
    <style:style style:name="P149" style:family="paragraph">
      <style:paragraph-properties fo:line-height="100.00%" fo:text-align="center"/>
    </style:style>
    <style:style style:name="P150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51" style:family="paragraph">
      <style:paragraph-properties fo:line-height="100.00%" fo:text-align="left"/>
    </style:style>
    <style:style style:name="P152" style:family="paragraph">
      <style:paragraph-properties fo:line-height="100.00%" fo:text-align="center"/>
    </style:style>
    <style:style style:name="P153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54" style:family="paragraph">
      <style:paragraph-properties fo:line-height="100.00%" fo:text-align="left"/>
    </style:style>
    <style:style style:name="P155" style:family="paragraph">
      <style:paragraph-properties fo:line-height="100.00%" fo:text-align="center"/>
    </style:style>
    <style:style style:name="P156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57" style:family="paragraph">
      <style:paragraph-properties fo:line-height="100.00%" fo:text-align="left"/>
    </style:style>
    <style:style style:name="P158" style:family="paragraph">
      <style:paragraph-properties fo:line-height="100.00%" fo:text-align="center"/>
    </style:style>
    <style:style style:name="P159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60" style:family="paragraph">
      <style:paragraph-properties fo:line-height="100.00%" fo:text-align="left"/>
    </style:style>
    <style:style style:name="P161" style:family="paragraph">
      <style:paragraph-properties fo:line-height="100.00%" fo:text-align="center"/>
    </style:style>
    <style:style style:name="P162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63" style:family="paragraph">
      <style:paragraph-properties fo:line-height="100.00%" fo:text-align="left"/>
    </style:style>
    <style:style style:name="P164" style:family="paragraph">
      <style:paragraph-properties fo:line-height="100.00%" fo:text-align="center"/>
    </style:style>
    <style:style style:name="P165" style:family="paragraph">
      <style:paragraph-properties fo:line-height="100.00%" fo:text-align="left" fo:margin-left="2.75pt" fo:text-indent="-2.75pt">
        <style:tab-stops>
          <style:tab-stop style:position="22.75pt"/>
          <style:tab-stop style:position="3286.90pt" style:type="center"/>
          <style:tab-stop style:position="421118.90pt" style:type="right"/>
          <style:tab-stop style:position="758678.85pt"/>
          <style:tab-stop style:position="156.25pt"/>
        </style:tab-stops>
      </style:paragraph-properties>
    </style:style>
    <style:style style:name="P166" style:family="paragraph">
      <style:paragraph-properties fo:line-height="100.00%" fo:text-align="left"/>
    </style:style>
    <text:list-style style:name="L16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7" style:family="paragraph">
      <style:paragraph-properties fo:line-height="100.00%" fo:text-align="left" fo:margin-left="-18.00pt" fo:text-indent="18.00pt"/>
    </style:style>
    <style:style style:name="P168" style:family="paragraph">
      <style:paragraph-properties fo:line-height="100.00%" fo:text-align="left"/>
    </style:style>
    <style:style style:name="TableColumn0100" style:family="table-column">
      <style:table-column-properties style:column-width="0.354167in"/>
    </style:style>
    <style:style style:name="TableColumn0101" style:family="table-column">
      <style:table-column-properties style:column-width="2.208333in"/>
    </style:style>
    <style:style style:name="TableColumn0102" style:family="table-column">
      <style:table-column-properties style:column-width="1.687500in"/>
    </style:style>
    <style:style style:name="TableColumn0103" style:family="table-column">
      <style:table-column-properties style:column-width="1.770833in"/>
    </style:style>
    <style:style style:name="TableColumn0104" style:family="table-column">
      <style:table-column-properties style:column-width="0.677083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100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3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4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5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6" style:family="table-row">
      <style:table-row-properties/>
    </style:style>
    <style:style style:name="TableCell011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6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6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0.354167in"/>
    </style:style>
    <style:style style:name="TableColumn0201" style:family="table-column">
      <style:table-column-properties style:column-width="2.208333in"/>
    </style:style>
    <style:style style:name="TableColumn0202" style:family="table-column">
      <style:table-column-properties style:column-width="1.687500in"/>
    </style:style>
    <style:style style:name="TableColumn0203" style:family="table-column">
      <style:table-column-properties style:column-width="1.770833in"/>
    </style:style>
    <style:style style:name="TableColumn0204" style:family="table-column">
      <style:table-column-properties style:column-width="0.677083in"/>
    </style:style>
    <style:style style:name="Table02" style:family="table">
      <style:table-properties style:width="6.69791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2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2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200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8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8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9" style:family="table-row">
      <style:table-row-properties/>
    </style:style>
    <style:style style:name="TableCell02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9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9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9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0" style:family="table-row">
      <style:table-row-properties/>
    </style:style>
    <style:style style:name="TableCell02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0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1" style:family="table-row">
      <style:table-row-properties/>
    </style:style>
    <style:style style:name="TableCell02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1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2" style:family="table-row">
      <style:table-row-properties/>
    </style:style>
    <style:style style:name="TableCell02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2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3" style:family="table-row">
      <style:table-row-properties/>
    </style:style>
    <style:style style:name="TableCell021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3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4" style:family="table-row">
      <style:table-row-properties/>
    </style:style>
    <style:style style:name="TableCell021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4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5" style:family="table-row">
      <style:table-row-properties/>
    </style:style>
    <style:style style:name="TableCell021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5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6" style:family="table-row">
      <style:table-row-properties/>
    </style:style>
    <style:style style:name="TableCell021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6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6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7" style:family="table-row">
      <style:table-row-properties/>
    </style:style>
    <style:style style:name="TableCell021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7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7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8" style:family="table-row">
      <style:table-row-properties/>
    </style:style>
    <style:style style:name="TableCell021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8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8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9" style:family="table-row">
      <style:table-row-properties/>
    </style:style>
    <style:style style:name="TableCell021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9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9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9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0.354167in"/>
    </style:style>
    <style:style style:name="TableColumn0301" style:family="table-column">
      <style:table-column-properties style:column-width="2.208333in"/>
    </style:style>
    <style:style style:name="TableColumn0302" style:family="table-column">
      <style:table-column-properties style:column-width="1.687500in"/>
    </style:style>
    <style:style style:name="TableColumn0303" style:family="table-column">
      <style:table-column-properties style:column-width="1.770833in"/>
    </style:style>
    <style:style style:name="TableColumn0304" style:family="table-column">
      <style:table-column-properties style:column-width="0.677083in"/>
    </style:style>
    <style:style style:name="Table03" style:family="table">
      <style:table-properties style:width="6.697917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3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3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Cell0300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 0 0 0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6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6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7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7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8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8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9" style:family="table-row">
      <style:table-row-properties/>
    </style:style>
    <style:style style:name="TableCell03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9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9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9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0" style:family="table-row">
      <style:table-row-properties/>
    </style:style>
    <style:style style:name="TableCell03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0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1" style:family="table-row">
      <style:table-row-properties/>
    </style:style>
    <style:style style:name="TableCell03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1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2" style:family="table-row">
      <style:table-row-properties/>
    </style:style>
    <style:style style:name="TableCell03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2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3" style:family="table-row">
      <style:table-row-properties/>
    </style:style>
    <style:style style:name="TableCell031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3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PRUEBA #1 ............ OK</text:span></text:p>
      <text:p text:style-name="P1"><text:span text:style-name="T2">Generar una Agenda. Pedir un turno y generar una Consulta Medica exitosa.</text:span></text:p>
      <text:p text:style-name="P1"><text:span text:style-name="T3"/></text:p>
      <text:p text:style-name="P1"><text:span text:style-name="T4">PRUEBA #2 ............ OK</text:span></text:p>
      <text:p text:style-name="P1"><text:span text:style-name="T5">Generar 2 turnos. Cancelar uno de ellos. Generar una consulta por el restante que tenga 2 items de sintoma y diagnostico.</text:span></text:p>
      <text:p text:style-name="P1"><text:span text:style-name="T6"/></text:p>
      <text:p text:style-name="P1"><text:span text:style-name="T7">PRUEBA #3 ............. OK</text:span></text:p>
      <text:p text:style-name="P1"><text:span text:style-name="T8">Cancelación de Turnos por parte del Medico.</text:span></text:p>
      <text:p text:style-name="P1"><text:span text:style-name="T9"/></text:p>
      <text:p text:style-name="P1"><text:span text:style-name="T10">PRUEBA #4 ............<text:s/></text:span><text:span text:style-name="T11">ERROR<text:tab/></text:span><text:span text:style-name="T12">[CORREGIDO]<text:s text:c="3"/></text:span></text:p>
      <text:p text:style-name="P1"><text:span text:style-name="T13">Loguearse con un username que contenga espacios.</text:span></text:p>
      <text:p text:style-name="P1"><text:span text:style-name="T14"/></text:p>
      <text:p text:style-name="P1"><text:span text:style-name="T15">PRUEBA #5</text:span></text:p>
      <text:p text:style-name="P1"><text:span text:style-name="T16">Bloquear usuario por login fallido ………..<text:s/></text:span><text:span text:style-name="T17">ERROR<text:tab/></text:span><text:span text:style-name="T18">[CORREGIDO]</text:span></text:p>
      <text:p text:style-name="P1"><text:span text:style-name="T19"/></text:p>
      <text:p text:style-name="P1"><text:span text:style-name="T20">PRUEBA #6</text:span><text:span text:style-name="T21"><text:s/>…………………...….<text:s/></text:span><text:span text:style-name="T22">[ERROR]</text:span></text:p>
      <text:p text:style-name="P1"><text:span text:style-name="T23">Cambio de Plan de Afiliado </text:span></text:p>
      <text:p text:style-name="P1"><text:span text:style-name="T23">No se usa la fecha del la App para registrar la fecha del cambio de plan.</text:span></text:p>
      <text:p text:style-name="P1"><text:span text:style-name="T24"/></text:p>
      <text:p text:style-name="P1"><text:span text:style-name="T25">PRUEBA #7<text:s/></text:span><text:span text:style-name="T26">…………………...….<text:s/></text:span><text:span text:style-name="T27">[ERROR]</text:span></text:p>
      <text:p text:style-name="P1"><text:span text:style-name="T28">Agregar un Familiar. El familiar se agrega OK, pero no se especifica qué relación tiene con el titular. El campo pac_tit_relación, siempre queda con valor 1. (Y debe rferenciar a la tabla Relación)</text:span></text:p>
      <text:p text:style-name="P1"><text:span text:style-name="T29"/></text:p>
      <text:p text:style-name="P2"><text:span text:style-name="T30">PRUEBA #8</text:span><text:span text:style-name="T31"><text:s/>…………………...….<text:s/></text:span><text:span text:style-name="T32">[WARNING]<text:s/></text:span><text:span text:style-name="T33">[CORREGIDO]</text:span></text:p>
      <text:p text:style-name="P2"><text:span text:style-name="T34"/></text:p>
      <text:p text:style-name="P3"><text:span text:style-name="T35">Baja de afiliado. No se registra la fecha de la baja. (Es un detalle esto…). Sería lo último a tocar.</text:span></text:p>
      <text:p text:style-name="P3"><text:span text:style-name="T35"/></text:p>
      <text:p text:style-name="P3"><text:span text:style-name="T36">NOTA: paso como un parametro mas al procedimiento de "baja" la fecha del sistema, asi lo puedo agregar al paciente</text:span><text:span text:style-name="T37"/></text:p>
      <text:p text:style-name="P3"><text:span text:style-name="T37"/></text:p>
      <text:p text:style-name="P3"><text:span text:style-name="T38"/></text:p>
      <text:p text:style-name="P4"><text:span text:style-name="T39">PRUEBA #9<text:s/></text:span><text:span text:style-name="T40">…………………...….<text:s/></text:span><text:span text:style-name="T41">[ERROR]<text:s/></text:span><text:span text:style-name="T42">[CORREGIDO]</text:span></text:p>
      <text:p text:style-name="P4"><text:span text:style-name="T43"/></text:p>
      <text:p text:style-name="P5"><text:span text:style-name="T44">Acerca del Login</text:span></text:p>
      <text:p text:style-name="P5"><text:span text:style-name="T44">No deberíamos poder loguearnos con un usuario cuyo afiliado relacionado fue dado de baja. Al dar de baja deberiamos poner el usuario en el estado correspondiente.</text:span></text:p>
      <text:p text:style-name="P5"><text:span text:style-name="T44"/></text:p>
      <text:p text:style-name="P5"><text:span text:style-name="T45">NOTA: hice dos cambios, primero al dar de baja a un afiliado, ademas de cambiar su estado a "inactivo", cambia el estado de su Usuario correspondiente y al momento de logear, el procedimiento controla en que estado esta el usuario para impedir el paso</text:span><text:span text:style-name="T46"/></text:p>
      <text:p text:style-name="P5"><text:span text:style-name="T46"/></text:p>
      <text:p text:style-name="P5"><text:span text:style-name="T47"/></text:p>
      <text:p text:style-name="P6"><text:span text:style-name="T48">PRUEBA #10<text:s/></text:span><text:span text:style-name="T49">…………………...….<text:s/></text:span><text:span text:style-name="T50">[ERROR]<text:s/></text:span><text:span text:style-name="T51">[CORREGIDO]</text:span></text:p>
      <text:p text:style-name="P6"><text:span text:style-name="T52"/></text:p>
      <text:p text:style-name="P7"><text:span text:style-name="T53">a) No deberia poder comprarse Bonos para un Afiliado que fue dado de baja.</text:span></text:p>
      <text:p text:style-name="P7"><text:span text:style-name="T53">b) No deberia poder reservarse Turnos para un afiliado que fue dado de baja.</text:span></text:p>
      <text:p text:style-name="P7"><text:span text:style-name="T53">Un afiliado dado de baja no deberia loguearse, aun asi, actualmente, ambas cosas se pueden hacer siendo Admin. Y tampoco deberia poderse.</text:span></text:p>
      <text:p text:style-name="P7"><text:span text:style-name="T54"/></text:p>
      <text:p text:style-name="P7"><text:span text:style-name="T54">NOTA: agregue un boton previo para que verifique si ese afiliado esta dado de baja tanto en turnos como en bonos</text:span><text:span text:style-name="T55"/></text:p>
      <text:p text:style-name="P7"><text:span text:style-name="T55"/></text:p>
      <text:p text:style-name="P7"><text:span text:style-name="T55"/></text:p>
      <text:p text:style-name="P7"><text:span text:style-name="T56">Pruebas 11 a 14: pendientes de testear.</text:span></text:p>
      <text:p text:style-name="P7"><text:span text:style-name="T57"/></text:p>
      <text:p text:style-name="P7"><text:span text:style-name="T58">PRUEBA #11</text:span></text:p>
      <text:p text:style-name="P7"><text:span text:style-name="T59">Uso de un bono por parte de un familiar (que no compró el bono).</text:span></text:p>
      <text:p text:style-name="P7"><text:span text:style-name="T60"/></text:p>
      <text:p text:style-name="P7"><text:span text:style-name="T61">PRUEBA #12</text:span></text:p>
      <text:p text:style-name="P7"><text:span text:style-name="T62">Uso de un bono para otro Plan para el que fue comprado (No deberia poderse hacer esto).</text:span></text:p>
      <text:p text:style-name="P7"><text:span text:style-name="T63"/></text:p>
      <text:p text:style-name="P7"><text:span text:style-name="T64">PRUEBA #13</text:span></text:p>
      <text:p text:style-name="P7"><text:span text:style-name="T65">Compra de un bono para un afiliado que ya no está activo (No deberia poderse hacer esto).</text:span></text:p>
      <text:p text:style-name="P7"><text:span text:style-name="T66"/></text:p>
      <text:p text:style-name="P7"><text:span text:style-name="T67">PRUEBA #14</text:span></text:p>
      <text:p text:style-name="P7"><text:span text:style-name="T68">Verificar que un turno se cancela con la baja del afiliado que lo generó.</text:span></text:p>
      <text:p text:style-name="P7"><text:span text:style-name="T69"/></text:p>
      <text:p text:style-name="P7"><text:span text:style-name="T69"/></text:p>
      <text:p text:style-name="P7"><text:span text:style-name="T70">Al final hago algunas observaciones que no hacen a la funcionalidad.</text:span></text:p>
      <text:p text:style-name="P7"><text:span text:style-name="T71"/></text:p>
      <text:p text:style-name="P7"><text:span text:style-name="T71"/></text:p>
      <text:p text:style-name="P7"><text:span text:style-name="T72">NOTA</text:span></text:p>
      <text:p text:style-name="P7"><text:span text:style-name="T73">Luego de la prueba #1 generé agendas para varios médicos , con distintas especialidades y a lo largo del año con éxito.</text:span></text:p>
      <text:p text:style-name="P7"><text:span text:style-name="T74"/></text:p>
      <text:p text:style-name="P7"><text:span text:style-name="T74"/></text:p>
      <text:p text:style-name="P7"><text:span text:style-name="T74"/></text:p>
      <text:p text:style-name="P7"><text:span text:style-name="T75">PRUEBA #1</text:span></text:p>
      <text:p text:style-name="P7"><text:span text:style-name="T76"/></text:p>
      <text:p text:style-name="P7"><text:span text:style-name="T77">Generar una Agenda. Pedir un turno y generar una Consulta Medica exitosa.</text:span></text:p>
      <text:p text:style-name="P7"><text:span text:style-name="T78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row table:style-name="TableRow0100">
          <table:table-cell table:style-name="TableCell010000">
            <text:p text:style-name="P9"><text:span text:style-name="T79">#</text:span><text:span text:style-name="T80"/></text:p>
          </table:table-cell>
          <table:table-cell table:style-name="TableCell010001">
            <text:p text:style-name="P9"><text:span text:style-name="T81">Acción</text:span><text:span text:style-name="T82"/></text:p>
          </table:table-cell>
          <table:table-cell table:style-name="TableCell010002">
            <text:p text:style-name="P9"><text:span text:style-name="T83">Detalles</text:span><text:span text:style-name="T84"/></text:p>
          </table:table-cell>
          <table:table-cell table:style-name="TableCell010003">
            <text:p text:style-name="P9"><text:span text:style-name="T85">Comentarios</text:span><text:span text:style-name="T86"/></text:p>
          </table:table-cell>
          <table:table-cell table:style-name="TableCell010004">
            <text:p text:style-name="P9"><text:span text:style-name="T87">Res.</text:span><text:span text:style-name="T88"/></text:p>
          </table:table-cell>
        </table:table-row>
        <table:table-row table:style-name="TableRow0101">
          <table:table-cell table:style-name="TableCell010100">
            <text:p text:style-name="P12"><text:span text:style-name="T89">1</text:span><text:span text:style-name="T90"/></text:p>
          </table:table-cell>
          <table:table-cell table:style-name="TableCell010101">
            <text:p text:style-name="P12"><text:span text:style-name="T91">Login (médico 1)</text:span><text:span text:style-name="T92"/></text:p>
          </table:table-cell>
          <table:table-cell table:style-name="TableCell010102">
            <text:p text:style-name="P12"><text:span text:style-name="T92"/></text:p>
          </table:table-cell>
          <table:table-cell table:style-name="TableCell010103">
            <text:p text:style-name="P12"><text:span text:style-name="T92"/></text:p>
          </table:table-cell>
          <table:table-cell table:style-name="TableCell010104">
            <text:p text:style-name="P13"><text:span text:style-name="T93">OK</text:span><text:span text:style-name="T94"/></text:p>
          </table:table-cell>
        </table:table-row>
        <table:table-row table:style-name="TableRow0102">
          <table:table-cell table:style-name="TableCell010200">
            <text:p text:style-name="P15"><text:span text:style-name="T95">2</text:span><text:span text:style-name="T96"/></text:p>
          </table:table-cell>
          <table:table-cell table:style-name="TableCell010201">
            <text:p text:style-name="P15"><text:span text:style-name="T97">Generar Agenda (médico 1)</text:span><text:span text:style-name="T98"/></text:p>
          </table:table-cell>
          <table:table-cell table:style-name="TableCell010202">
            <text:p text:style-name="P15"><text:span text:style-name="T99">Ene/2016 ; L ; 10:00 a 12:00<text:s/></text:span><text:span text:style-name="T100"/></text:p>
          </table:table-cell>
          <table:table-cell table:style-name="TableCell010203">
            <text:p text:style-name="P15"><text:span text:style-name="T100"/></text:p>
          </table:table-cell>
          <table:table-cell table:style-name="TableCell010204">
            <text:p text:style-name="P16"><text:span text:style-name="T101">OK</text:span><text:span text:style-name="T102"/></text:p>
          </table:table-cell>
        </table:table-row>
        <table:table-row table:style-name="TableRow0103">
          <table:table-cell table:style-name="TableCell010300">
            <text:p text:style-name="P18"><text:span text:style-name="T103">2.1</text:span><text:span text:style-name="T104"/></text:p>
          </table:table-cell>
          <table:table-cell table:style-name="TableCell010301">
            <text:p text:style-name="P18"><text:span text:style-name="T105">--- Verificar Agenda en DB</text:span><text:span text:style-name="T106"/></text:p>
          </table:table-cell>
          <table:table-cell table:style-name="TableCell010302">
            <text:p text:style-name="P18"><text:span text:style-name="T106"/></text:p>
          </table:table-cell>
          <table:table-cell table:style-name="TableCell010303">
            <text:p text:style-name="P18"><text:span text:style-name="T106"/></text:p>
          </table:table-cell>
          <table:table-cell table:style-name="TableCell010304">
            <text:p text:style-name="P19"><text:span text:style-name="T107">OK</text:span><text:span text:style-name="T108"/></text:p>
          </table:table-cell>
        </table:table-row>
        <table:table-row table:style-name="TableRow0104">
          <table:table-cell table:style-name="TableCell010400">
            <text:p text:style-name="P21"><text:span text:style-name="T109">3</text:span><text:span text:style-name="T110"/></text:p>
          </table:table-cell>
          <table:table-cell table:style-name="TableCell010401">
            <text:p text:style-name="P21"><text:span text:style-name="T111">Login (Paciente 101)</text:span><text:span text:style-name="T112"/></text:p>
          </table:table-cell>
          <table:table-cell table:style-name="TableCell010402">
            <text:p text:style-name="P21"><text:span text:style-name="T112"/></text:p>
          </table:table-cell>
          <table:table-cell table:style-name="TableCell010403">
            <text:p text:style-name="P21"><text:span text:style-name="T112"/></text:p>
          </table:table-cell>
          <table:table-cell table:style-name="TableCell010404">
            <text:p text:style-name="P22"><text:span text:style-name="T113">OK</text:span><text:span text:style-name="T114"/></text:p>
          </table:table-cell>
        </table:table-row>
        <table:table-row table:style-name="TableRow0105">
          <table:table-cell table:style-name="TableCell010500">
            <text:p text:style-name="P24"><text:span text:style-name="T115">4</text:span><text:span text:style-name="T116"/></text:p>
          </table:table-cell>
          <table:table-cell table:style-name="TableCell010501">
            <text:p text:style-name="P24"><text:span text:style-name="T117">Comprar Bono Consulta</text:span><text:span text:style-name="T118"/></text:p>
          </table:table-cell>
          <table:table-cell table:style-name="TableCell010502">
            <text:p text:style-name="P24"><text:span text:style-name="T119">Cantidad = 3</text:span><text:span text:style-name="T120"/></text:p>
          </table:table-cell>
          <table:table-cell table:style-name="TableCell010503">
            <text:p text:style-name="P24"><text:span text:style-name="T121">Costo = 0</text:span><text:span text:style-name="T122"/></text:p>
          </table:table-cell>
          <table:table-cell table:style-name="TableCell010504">
            <text:p text:style-name="P25"><text:span text:style-name="T123">OK</text:span><text:span text:style-name="T124"/></text:p>
          </table:table-cell>
        </table:table-row>
        <table:table-row table:style-name="TableRow0106">
          <table:table-cell table:style-name="TableCell010600">
            <text:p text:style-name="P27"><text:span text:style-name="T125">4.1</text:span><text:span text:style-name="T126"/></text:p>
          </table:table-cell>
          <table:table-cell table:style-name="TableCell010601">
            <text:p text:style-name="P27"><text:span text:style-name="T127">--- Verificar Bonos en DB</text:span><text:span text:style-name="T128"/></text:p>
          </table:table-cell>
          <table:table-cell table:style-name="TableCell010602">
            <text:p text:style-name="P27"><text:span text:style-name="T128"/></text:p>
          </table:table-cell>
          <table:table-cell table:style-name="TableCell010603">
            <text:p text:style-name="P27"><text:span text:style-name="T128"/></text:p>
          </table:table-cell>
          <table:table-cell table:style-name="TableCell010604">
            <text:p text:style-name="P28"><text:span text:style-name="T129">OK</text:span><text:span text:style-name="T130"/></text:p>
          </table:table-cell>
        </table:table-row>
        <table:table-row table:style-name="TableRow0107">
          <table:table-cell table:style-name="TableCell010700">
            <text:p text:style-name="P30"><text:span text:style-name="T131">5</text:span><text:span text:style-name="T132"/></text:p>
          </table:table-cell>
          <table:table-cell table:style-name="TableCell010701">
            <text:p text:style-name="P30"><text:span text:style-name="T133">Generar Turno</text:span><text:span text:style-name="T134"/></text:p>
          </table:table-cell>
          <table:table-cell table:style-name="TableCell010702">
            <text:p text:style-name="P30"><text:span text:style-name="T135">Con médico = 1</text:span><text:span text:style-name="T136"/></text:p>
          </table:table-cell>
          <table:table-cell table:style-name="TableCell010703">
            <text:p text:style-name="P30"><text:span text:style-name="T137">fecha = 25/ENE/2016</text:span><text:span text:style-name="T138"/></text:p>
          </table:table-cell>
          <table:table-cell table:style-name="TableCell010704">
            <text:p text:style-name="P31"><text:span text:style-name="T139">OK</text:span><text:span text:style-name="T140"/></text:p>
          </table:table-cell>
        </table:table-row>
        <table:table-row table:style-name="TableRow0108">
          <table:table-cell table:style-name="TableCell010800">
            <text:p text:style-name="P33"><text:span text:style-name="T141">5.1</text:span><text:span text:style-name="T142"/></text:p>
          </table:table-cell>
          <table:table-cell table:style-name="TableCell010801">
            <text:p text:style-name="P33"><text:span text:style-name="T143">--- Verificar Turno en DB</text:span><text:span text:style-name="T144"/></text:p>
          </table:table-cell>
          <table:table-cell table:style-name="TableCell010802">
            <text:p text:style-name="P33"><text:span text:style-name="T144"/></text:p>
          </table:table-cell>
          <table:table-cell table:style-name="TableCell010803">
            <text:p text:style-name="P33"><text:span text:style-name="T144"/></text:p>
          </table:table-cell>
          <table:table-cell table:style-name="TableCell010804">
            <text:p text:style-name="P34"><text:span text:style-name="T145">OK</text:span><text:span text:style-name="T146"/></text:p>
          </table:table-cell>
        </table:table-row>
        <table:table-row table:style-name="TableRow0109">
          <table:table-cell table:style-name="TableCell010900">
            <text:p text:style-name="P36"><text:span text:style-name="T147">6</text:span><text:span text:style-name="T148"/></text:p>
          </table:table-cell>
          <table:table-cell table:style-name="TableCell010901">
            <text:p text:style-name="P36"><text:span text:style-name="T149">Login ADMIN</text:span><text:span text:style-name="T150"/></text:p>
          </table:table-cell>
          <table:table-cell table:style-name="TableCell010902">
            <text:p text:style-name="P36"><text:span text:style-name="T151">Con fecha = 25/ENE/2016</text:span><text:span text:style-name="T152"/></text:p>
          </table:table-cell>
          <table:table-cell table:style-name="TableCell010903">
            <text:p text:style-name="P36"><text:span text:style-name="T152"/></text:p>
          </table:table-cell>
          <table:table-cell table:style-name="TableCell010904">
            <text:p text:style-name="P37"><text:span text:style-name="T153">OK</text:span><text:span text:style-name="T154"/></text:p>
          </table:table-cell>
        </table:table-row>
        <table:table-row table:style-name="TableRow0110">
          <table:table-cell table:style-name="TableCell011000">
            <text:p text:style-name="P39"><text:span text:style-name="T155">6.1</text:span><text:span text:style-name="T156"/></text:p>
          </table:table-cell>
          <table:table-cell table:style-name="TableCell011001">
            <text:p text:style-name="P39"><text:span text:style-name="T157">Registrar Llegada<text:s/></text:span><text:span text:style-name="T158"/></text:p>
          </table:table-cell>
          <table:table-cell table:style-name="TableCell011002">
            <text:p text:style-name="P39"><text:span text:style-name="T159">(del paciente = 101)</text:span><text:span text:style-name="T160"/></text:p>
          </table:table-cell>
          <table:table-cell table:style-name="TableCell011003">
            <text:p text:style-name="P39"><text:span text:style-name="T161">Turno = 202165</text:span></text:p>
            <text:p text:style-name="P39"><text:span text:style-name="T161">Bono = 192094</text:span><text:span text:style-name="T162"/></text:p>
          </table:table-cell>
          <table:table-cell table:style-name="TableCell011004">
            <text:p text:style-name="P40"><text:span text:style-name="T163">OK</text:span><text:span text:style-name="T164"/></text:p>
          </table:table-cell>
        </table:table-row>
        <table:table-row table:style-name="TableRow0111">
          <table:table-cell table:style-name="TableCell011100">
            <text:p text:style-name="P42"><text:span text:style-name="T165">6.2</text:span><text:span text:style-name="T166"/></text:p>
          </table:table-cell>
          <table:table-cell table:style-name="TableCell011101">
            <text:p text:style-name="P42"><text:span text:style-name="T167">–- Verificar Consulta en DB</text:span><text:span text:style-name="T168"/></text:p>
          </table:table-cell>
          <table:table-cell table:style-name="TableCell011102">
            <text:p text:style-name="P42"><text:span text:style-name="T168"/></text:p>
          </table:table-cell>
          <table:table-cell table:style-name="TableCell011103">
            <text:p text:style-name="P42"><text:span text:style-name="T168"/></text:p>
          </table:table-cell>
          <table:table-cell table:style-name="TableCell011104">
            <text:p text:style-name="P43"><text:span text:style-name="T169">OK</text:span><text:span text:style-name="T170"/></text:p>
          </table:table-cell>
        </table:table-row>
        <table:table-row table:style-name="TableRow0112">
          <table:table-cell table:style-name="TableCell011200">
            <text:p text:style-name="P45"><text:span text:style-name="T171">7</text:span><text:span text:style-name="T172"/></text:p>
          </table:table-cell>
          <table:table-cell table:style-name="TableCell011201">
            <text:p text:style-name="P45"><text:span text:style-name="T173">Login (medico 1)</text:span><text:span text:style-name="T174"/></text:p>
          </table:table-cell>
          <table:table-cell table:style-name="TableCell011202">
            <text:p text:style-name="P45"><text:span text:style-name="T174"/></text:p>
          </table:table-cell>
          <table:table-cell table:style-name="TableCell011203">
            <text:p text:style-name="P45"><text:span text:style-name="T174"/></text:p>
          </table:table-cell>
          <table:table-cell table:style-name="TableCell011204">
            <text:p text:style-name="P46"><text:span text:style-name="T175">OK</text:span><text:span text:style-name="T176"/></text:p>
          </table:table-cell>
        </table:table-row>
        <table:table-row table:style-name="TableRow0113">
          <table:table-cell table:style-name="TableCell011300">
            <text:p text:style-name="P48"><text:span text:style-name="T177">7.1</text:span><text:span text:style-name="T178"/></text:p>
          </table:table-cell>
          <table:table-cell table:style-name="TableCell011301">
            <text:p text:style-name="P48"><text:span text:style-name="T179">Registrar Atención</text:span><text:span text:style-name="T180"/></text:p>
          </table:table-cell>
          <table:table-cell table:style-name="TableCell011302">
            <text:p text:style-name="P48"><text:span text:style-name="T181">(usando 1 sint/diag)</text:span><text:span text:style-name="T182"/></text:p>
          </table:table-cell>
          <table:table-cell table:style-name="TableCell011303">
            <text:p text:style-name="P48"><text:span text:style-name="T182"/></text:p>
          </table:table-cell>
          <table:table-cell table:style-name="TableCell011304">
            <text:p text:style-name="P49"><text:span text:style-name="T183">OK</text:span><text:span text:style-name="T184"/></text:p>
          </table:table-cell>
        </table:table-row>
        <table:table-row table:style-name="TableRow0114">
          <table:table-cell table:style-name="TableCell011400">
            <text:p text:style-name="P51"><text:span text:style-name="T185">7.2</text:span><text:span text:style-name="T186"/></text:p>
          </table:table-cell>
          <table:table-cell table:style-name="TableCell011401">
            <text:p text:style-name="P51"><text:span text:style-name="T187">--- Verificar Sint/Diag en DB</text:span><text:span text:style-name="T188"/></text:p>
          </table:table-cell>
          <table:table-cell table:style-name="TableCell011402">
            <text:p text:style-name="P51"><text:span text:style-name="T188"/></text:p>
          </table:table-cell>
          <table:table-cell table:style-name="TableCell011403">
            <text:p text:style-name="P51"><text:span text:style-name="T188"/></text:p>
          </table:table-cell>
          <table:table-cell table:style-name="TableCell011404">
            <text:p text:style-name="P52"><text:span text:style-name="T189">OK</text:span><text:span text:style-name="T190"/></text:p>
          </table:table-cell>
        </table:table-row>
        <table:table-row table:style-name="TableRow0115">
          <table:table-cell table:style-name="TableCell011500">
            <text:p text:style-name="P54"><text:span text:style-name="T191">8</text:span><text:span text:style-name="T192"/></text:p>
          </table:table-cell>
          <table:table-cell table:style-name="TableCell011501">
            <text:p text:style-name="P54"><text:span text:style-name="T193">–- Verificar estado Turno</text:span><text:span text:style-name="T194"/></text:p>
          </table:table-cell>
          <table:table-cell table:style-name="TableCell011502">
            <text:p text:style-name="P54"><text:span text:style-name="T194"/></text:p>
          </table:table-cell>
          <table:table-cell table:style-name="TableCell011503">
            <text:p text:style-name="P54"><text:span text:style-name="T195">Turno está en estado FINALIZADO.</text:span><text:span text:style-name="T196"/></text:p>
          </table:table-cell>
          <table:table-cell table:style-name="TableCell011504">
            <text:p text:style-name="P55"><text:span text:style-name="T197">OK</text:span><text:span text:style-name="T198"/></text:p>
          </table:table-cell>
        </table:table-row>
        <table:table-row table:style-name="TableRow0116">
          <table:table-cell table:style-name="TableCell011600">
            <text:p text:style-name="P57"><text:span text:style-name="T199">9</text:span><text:span text:style-name="T200"/></text:p>
          </table:table-cell>
          <table:table-cell table:style-name="TableCell011601">
            <text:p text:style-name="P57"><text:span text:style-name="T201">--- Verificar estado Bono</text:span><text:span text:style-name="T202"/></text:p>
          </table:table-cell>
          <table:table-cell table:style-name="TableCell011602">
            <text:p text:style-name="P57"><text:span text:style-name="T202"/></text:p>
          </table:table-cell>
          <table:table-cell table:style-name="TableCell011603">
            <text:p text:style-name="P57"><text:span text:style-name="T203">Bono utilizado? = SI</text:span></text:p>
            <text:p text:style-name="P57"><text:span text:style-name="T203">Consulta linkeada? = SI</text:span><text:span text:style-name="T204"/></text:p>
          </table:table-cell>
          <table:table-cell table:style-name="TableCell011604">
            <text:p text:style-name="P58"><text:span text:style-name="T205">OK</text:span><text:span text:style-name="T206"/></text:p>
          </table:table-cell>
        </table:table-row>
      </table:table>
      <text:p text:style-name="P60"><text:span text:style-name="T206"/></text:p>
      <text:p text:style-name="P60"><text:span text:style-name="T206"/></text:p>
      <text:p text:style-name="P60"><text:span text:style-name="T207">- FIN PRUEBA #1 -</text:span></text:p>
      <text:p text:style-name="P60"><text:span text:style-name="T208">PRUEBA #2</text:span></text:p>
      <text:p text:style-name="P60"><text:span text:style-name="T209"/></text:p>
      <text:p text:style-name="P60"><text:span text:style-name="T210">TEST:</text:span><text:span text:style-name="T211"><text:s/>Generar 2 turnos. Cancelar uno de ellos. Generar una consulta por el restante que tenga 2 items de sintoma y diagnostico.</text:span></text:p>
      <text:p text:style-name="P60"><text:span text:style-name="T212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row table:style-name="TableRow0200">
          <table:table-cell table:style-name="TableCell020000">
            <text:p text:style-name="P62"><text:span text:style-name="T213">#</text:span><text:span text:style-name="T214"/></text:p>
          </table:table-cell>
          <table:table-cell table:style-name="TableCell020001">
            <text:p text:style-name="P62"><text:span text:style-name="T215">Acción</text:span><text:span text:style-name="T216"/></text:p>
          </table:table-cell>
          <table:table-cell table:style-name="TableCell020002">
            <text:p text:style-name="P62"><text:span text:style-name="T217">Detalles</text:span><text:span text:style-name="T218"/></text:p>
          </table:table-cell>
          <table:table-cell table:style-name="TableCell020003">
            <text:p text:style-name="P62"><text:span text:style-name="T219">Comentarios</text:span><text:span text:style-name="T220"/></text:p>
          </table:table-cell>
          <table:table-cell table:style-name="TableCell020004">
            <text:p text:style-name="P62"><text:span text:style-name="T221">Res.</text:span><text:span text:style-name="T222"/></text:p>
          </table:table-cell>
        </table:table-row>
        <table:table-row table:style-name="TableRow0201">
          <table:table-cell table:style-name="TableCell020100">
            <text:p text:style-name="P65"><text:span text:style-name="T223">1</text:span><text:span text:style-name="T224"/></text:p>
          </table:table-cell>
          <table:table-cell table:style-name="TableCell020101">
            <text:p text:style-name="P65"><text:span text:style-name="T225">Login (médico 1)</text:span><text:span text:style-name="T226"/></text:p>
          </table:table-cell>
          <table:table-cell table:style-name="TableCell020102">
            <text:p text:style-name="P65"><text:span text:style-name="T227">N/A</text:span><text:span text:style-name="T228"/></text:p>
          </table:table-cell>
          <table:table-cell table:style-name="TableCell020103">
            <text:p text:style-name="P65"><text:span text:style-name="T229">N/A</text:span><text:span text:style-name="T230"/></text:p>
          </table:table-cell>
          <table:table-cell table:style-name="TableCell020104">
            <text:p text:style-name="P66"><text:span text:style-name="T231">N/A</text:span><text:span text:style-name="T232"/></text:p>
          </table:table-cell>
        </table:table-row>
        <table:table-row table:style-name="TableRow0202">
          <table:table-cell table:style-name="TableCell020200">
            <text:p text:style-name="P68"><text:span text:style-name="T233">2</text:span><text:span text:style-name="T234"/></text:p>
          </table:table-cell>
          <table:table-cell table:style-name="TableCell020201">
            <text:p text:style-name="P68"><text:span text:style-name="T235">Generar Agenda</text:span><text:span text:style-name="T236"/></text:p>
          </table:table-cell>
          <table:table-cell table:style-name="TableCell020202">
            <text:p text:style-name="P68"><text:span text:style-name="T237">N/A</text:span><text:span text:style-name="T238"/></text:p>
          </table:table-cell>
          <table:table-cell table:style-name="TableCell020203">
            <text:p text:style-name="P68"><text:span text:style-name="T239">Realizadoen Prueba #1.</text:span><text:span text:style-name="T240"/></text:p>
          </table:table-cell>
          <table:table-cell table:style-name="TableCell020204">
            <text:p text:style-name="P69"><text:span text:style-name="T241">N/A</text:span><text:span text:style-name="T242"/></text:p>
          </table:table-cell>
        </table:table-row>
        <table:table-row table:style-name="TableRow0203">
          <table:table-cell table:style-name="TableCell020300">
            <text:p text:style-name="P71"><text:span text:style-name="T243">2.1</text:span><text:span text:style-name="T244"/></text:p>
          </table:table-cell>
          <table:table-cell table:style-name="TableCell020301">
            <text:p text:style-name="P71"><text:span text:style-name="T245">--- Verificar Agenda en DB</text:span><text:span text:style-name="T246"/></text:p>
          </table:table-cell>
          <table:table-cell table:style-name="TableCell020302">
            <text:p text:style-name="P71"><text:span text:style-name="T247">N/A</text:span><text:span text:style-name="T248"/></text:p>
          </table:table-cell>
          <table:table-cell table:style-name="TableCell020303">
            <text:p text:style-name="P71"><text:span text:style-name="T249">Realizadoen Prueba #1.</text:span><text:span text:style-name="T250"/></text:p>
          </table:table-cell>
          <table:table-cell table:style-name="TableCell020304">
            <text:p text:style-name="P72"><text:span text:style-name="T251">N/A</text:span><text:span text:style-name="T252"/></text:p>
          </table:table-cell>
        </table:table-row>
        <table:table-row table:style-name="TableRow0204">
          <table:table-cell table:style-name="TableCell020400">
            <text:p text:style-name="P74"><text:span text:style-name="T253">3</text:span><text:span text:style-name="T254"/></text:p>
          </table:table-cell>
          <table:table-cell table:style-name="TableCell020401">
            <text:p text:style-name="P74"><text:span text:style-name="T255">Login (Paciente 301)</text:span><text:span text:style-name="T256"/></text:p>
          </table:table-cell>
          <table:table-cell table:style-name="TableCell020402">
            <text:p text:style-name="P74"><text:span text:style-name="T256"/></text:p>
          </table:table-cell>
          <table:table-cell table:style-name="TableCell020403">
            <text:p text:style-name="P74"><text:span text:style-name="T256"/></text:p>
          </table:table-cell>
          <table:table-cell table:style-name="TableCell020404">
            <text:p text:style-name="P75"><text:span text:style-name="T257">OK</text:span><text:span text:style-name="T258"/></text:p>
          </table:table-cell>
        </table:table-row>
        <table:table-row table:style-name="TableRow0205">
          <table:table-cell table:style-name="TableCell020500">
            <text:p text:style-name="P77"><text:span text:style-name="T259">4</text:span><text:span text:style-name="T260"/></text:p>
          </table:table-cell>
          <table:table-cell table:style-name="TableCell020501">
            <text:p text:style-name="P77"><text:span text:style-name="T261">Comprar Bono Consulta</text:span><text:span text:style-name="T262"/></text:p>
          </table:table-cell>
          <table:table-cell table:style-name="TableCell020502">
            <text:p text:style-name="P77"><text:span text:style-name="T263">Cantidad = 1</text:span><text:span text:style-name="T264"/></text:p>
          </table:table-cell>
          <table:table-cell table:style-name="TableCell020503">
            <text:p text:style-name="P77"><text:span text:style-name="T264"/></text:p>
          </table:table-cell>
          <table:table-cell table:style-name="TableCell020504">
            <text:p text:style-name="P78"><text:span text:style-name="T265">OK</text:span><text:span text:style-name="T266"/></text:p>
          </table:table-cell>
        </table:table-row>
        <table:table-row table:style-name="TableRow0206">
          <table:table-cell table:style-name="TableCell020600">
            <text:p text:style-name="P80"><text:span text:style-name="T267">4.1</text:span><text:span text:style-name="T268"/></text:p>
          </table:table-cell>
          <table:table-cell table:style-name="TableCell020601">
            <text:p text:style-name="P80"><text:span text:style-name="T269">--- Verificar Bonos en DB</text:span><text:span text:style-name="T270"/></text:p>
          </table:table-cell>
          <table:table-cell table:style-name="TableCell020602">
            <text:p text:style-name="P80"><text:span text:style-name="T270"/></text:p>
          </table:table-cell>
          <table:table-cell table:style-name="TableCell020603">
            <text:p text:style-name="P80"><text:span text:style-name="T270"/></text:p>
          </table:table-cell>
          <table:table-cell table:style-name="TableCell020604">
            <text:p text:style-name="P81"><text:span text:style-name="T271">OK</text:span><text:span text:style-name="T272"/></text:p>
          </table:table-cell>
        </table:table-row>
        <table:table-row table:style-name="TableRow0207">
          <table:table-cell table:style-name="TableCell020700">
            <text:p text:style-name="P83"><text:span text:style-name="T273">5</text:span><text:span text:style-name="T274"/></text:p>
          </table:table-cell>
          <table:table-cell table:style-name="TableCell020701">
            <text:p text:style-name="P83"><text:span text:style-name="T275">Generar Turno</text:span><text:span text:style-name="T276"/></text:p>
          </table:table-cell>
          <table:table-cell table:style-name="TableCell020702">
            <text:p text:style-name="P83"><text:span text:style-name="T277">Con médico = 1</text:span></text:p>
            <text:p text:style-name="P83"><text:span text:style-name="T277">fecha = 25/ENE/2016 10:00</text:span><text:span text:style-name="T278"/></text:p>
          </table:table-cell>
          <table:table-cell table:style-name="TableCell020703">
            <text:p text:style-name="P83"><text:span text:style-name="T278"/></text:p>
          </table:table-cell>
          <table:table-cell table:style-name="TableCell020704">
            <text:p text:style-name="P84"><text:span text:style-name="T279">OK</text:span><text:span text:style-name="T280"/></text:p>
          </table:table-cell>
        </table:table-row>
        <table:table-row table:style-name="TableRow0208">
          <table:table-cell table:style-name="TableCell020800">
            <text:p text:style-name="P86"><text:span text:style-name="T281">5.1</text:span><text:span text:style-name="T282"/></text:p>
          </table:table-cell>
          <table:table-cell table:style-name="TableCell020801">
            <text:p text:style-name="P86"><text:span text:style-name="T283">Generar Turno #2</text:span><text:span text:style-name="T284"/></text:p>
          </table:table-cell>
          <table:table-cell table:style-name="TableCell020802">
            <text:p text:style-name="P86"><text:span text:style-name="T285">Con médico = 1</text:span></text:p>
            <text:p text:style-name="P86"><text:span text:style-name="T285">fecha = 25/ENE/2016 10:30</text:span><text:span text:style-name="T286"/></text:p>
          </table:table-cell>
          <table:table-cell table:style-name="TableCell020803">
            <text:p text:style-name="P86"><text:span text:style-name="T286"/></text:p>
          </table:table-cell>
          <table:table-cell table:style-name="TableCell020804">
            <text:p text:style-name="P87"><text:span text:style-name="T287">OK</text:span><text:span text:style-name="T288"/></text:p>
          </table:table-cell>
        </table:table-row>
        <table:table-row table:style-name="TableRow0209">
          <table:table-cell table:style-name="TableCell020900">
            <text:p text:style-name="P89"><text:span text:style-name="T289">5.2</text:span><text:span text:style-name="T290"/></text:p>
          </table:table-cell>
          <table:table-cell table:style-name="TableCell020901">
            <text:p text:style-name="P89"><text:span text:style-name="T291">--- Verificar Turno en DB</text:span><text:span text:style-name="T292"/></text:p>
          </table:table-cell>
          <table:table-cell table:style-name="TableCell020902">
            <text:p text:style-name="P89"><text:span text:style-name="T292"/></text:p>
          </table:table-cell>
          <table:table-cell table:style-name="TableCell020903">
            <text:p text:style-name="P89"><text:span text:style-name="T292"/></text:p>
          </table:table-cell>
          <table:table-cell table:style-name="TableCell020904">
            <text:p text:style-name="P90"><text:span text:style-name="T293">OK</text:span><text:span text:style-name="T294"/></text:p>
          </table:table-cell>
        </table:table-row>
        <table:table-row table:style-name="TableRow0210">
          <table:table-cell table:style-name="TableCell021000">
            <text:p text:style-name="P92"><text:span text:style-name="T295">5.3</text:span><text:span text:style-name="T296"/></text:p>
          </table:table-cell>
          <table:table-cell table:style-name="TableCell021001">
            <text:p text:style-name="P92"><text:span text:style-name="T297">Cancelar Turno #2</text:span><text:span text:style-name="T298"/></text:p>
          </table:table-cell>
          <table:table-cell table:style-name="TableCell021002">
            <text:p text:style-name="P92"><text:span text:style-name="T298"/></text:p>
          </table:table-cell>
          <table:table-cell table:style-name="TableCell021003">
            <text:p text:style-name="P92"><text:span text:style-name="T298"/></text:p>
          </table:table-cell>
          <table:table-cell table:style-name="TableCell021004">
            <text:p text:style-name="P93"><text:span text:style-name="T299">OK</text:span><text:span text:style-name="T300"/></text:p>
          </table:table-cell>
        </table:table-row>
        <table:table-row table:style-name="TableRow0211">
          <table:table-cell table:style-name="TableCell021100">
            <text:p text:style-name="P95"><text:span text:style-name="T301">5.4</text:span><text:span text:style-name="T302"/></text:p>
          </table:table-cell>
          <table:table-cell table:style-name="TableCell021101">
            <text:p text:style-name="P95"><text:span text:style-name="T303">--- Verificar DB</text:span><text:span text:style-name="T304"/></text:p>
          </table:table-cell>
          <table:table-cell table:style-name="TableCell021102">
            <text:p text:style-name="P95"><text:span text:style-name="T304"/></text:p>
          </table:table-cell>
          <table:table-cell table:style-name="TableCell021103">
            <text:p text:style-name="P95"><text:span text:style-name="T305">Se pone en NULL la ref a la agenda (OK)</text:span></text:p>
            <text:p text:style-name="P95"><text:span text:style-name="T305">El turno queda en estado = 3 (OK)</text:span></text:p>
            <text:p text:style-name="P95"><text:span text:style-name="T306"/></text:p>
          </table:table-cell>
          <table:table-cell table:style-name="TableCell021104">
            <text:p text:style-name="P96"><text:span text:style-name="T307">OK</text:span><text:span text:style-name="T308"/></text:p>
          </table:table-cell>
        </table:table-row>
        <table:table-row table:style-name="TableRow0212">
          <table:table-cell table:style-name="TableCell021200">
            <text:p text:style-name="P98"><text:span text:style-name="T309">6</text:span><text:span text:style-name="T310"/></text:p>
          </table:table-cell>
          <table:table-cell table:style-name="TableCell021201">
            <text:p text:style-name="P98"><text:span text:style-name="T311">Login ADMIN</text:span><text:span text:style-name="T312"/></text:p>
          </table:table-cell>
          <table:table-cell table:style-name="TableCell021202">
            <text:p text:style-name="P98"><text:span text:style-name="T313">fecha = 25/ENE/2016 10:00</text:span><text:span text:style-name="T314"/></text:p>
          </table:table-cell>
          <table:table-cell table:style-name="TableCell021203">
            <text:p text:style-name="P98"><text:span text:style-name="T314"/></text:p>
          </table:table-cell>
          <table:table-cell table:style-name="TableCell021204">
            <text:p text:style-name="P99"><text:span text:style-name="T315">OK</text:span><text:span text:style-name="T316"/></text:p>
          </table:table-cell>
        </table:table-row>
        <table:table-row table:style-name="TableRow0213">
          <table:table-cell table:style-name="TableCell021300">
            <text:p text:style-name="P101"><text:span text:style-name="T317">6.1</text:span><text:span text:style-name="T318"/></text:p>
          </table:table-cell>
          <table:table-cell table:style-name="TableCell021301">
            <text:p text:style-name="P101"><text:span text:style-name="T319">Registrar Llegada<text:s/></text:span><text:span text:style-name="T320"/></text:p>
          </table:table-cell>
          <table:table-cell table:style-name="TableCell021302">
            <text:p text:style-name="P101"><text:span text:style-name="T321">(del paciente = 301)</text:span><text:span text:style-name="T322"/></text:p>
          </table:table-cell>
          <table:table-cell table:style-name="TableCell021303">
            <text:p text:style-name="P101"><text:span text:style-name="T323">turno = 202165</text:span></text:p>
            <text:p text:style-name="P101"><text:span text:style-name="T323">bono = 192094</text:span><text:span text:style-name="T324"/></text:p>
          </table:table-cell>
          <table:table-cell table:style-name="TableCell021304">
            <text:p text:style-name="P102"><text:span text:style-name="T325">OK</text:span><text:span text:style-name="T326"/></text:p>
          </table:table-cell>
        </table:table-row>
        <table:table-row table:style-name="TableRow0214">
          <table:table-cell table:style-name="TableCell021400">
            <text:p text:style-name="P104"><text:span text:style-name="T327">6.2</text:span><text:span text:style-name="T328"/></text:p>
          </table:table-cell>
          <table:table-cell table:style-name="TableCell021401">
            <text:p text:style-name="P104"><text:span text:style-name="T329">–- Verificar Consulta en DB</text:span><text:span text:style-name="T330"/></text:p>
          </table:table-cell>
          <table:table-cell table:style-name="TableCell021402">
            <text:p text:style-name="P104"><text:span text:style-name="T330"/></text:p>
          </table:table-cell>
          <table:table-cell table:style-name="TableCell021403">
            <text:p text:style-name="P104"><text:span text:style-name="T330"/></text:p>
          </table:table-cell>
          <table:table-cell table:style-name="TableCell021404">
            <text:p text:style-name="P105"><text:span text:style-name="T331">OK</text:span><text:span text:style-name="T332"/></text:p>
          </table:table-cell>
        </table:table-row>
        <table:table-row table:style-name="TableRow0215">
          <table:table-cell table:style-name="TableCell021500">
            <text:p text:style-name="P107"><text:span text:style-name="T333">7</text:span><text:span text:style-name="T334"/></text:p>
          </table:table-cell>
          <table:table-cell table:style-name="TableCell021501">
            <text:p text:style-name="P107"><text:span text:style-name="T335">Login (medico 1)</text:span><text:span text:style-name="T336"/></text:p>
          </table:table-cell>
          <table:table-cell table:style-name="TableCell021502">
            <text:p text:style-name="P107"><text:span text:style-name="T336"/></text:p>
          </table:table-cell>
          <table:table-cell table:style-name="TableCell021503">
            <text:p text:style-name="P107"><text:span text:style-name="T336"/></text:p>
          </table:table-cell>
          <table:table-cell table:style-name="TableCell021504">
            <text:p text:style-name="P108"><text:span text:style-name="T337">OK</text:span><text:span text:style-name="T338"/></text:p>
          </table:table-cell>
        </table:table-row>
        <table:table-row table:style-name="TableRow0216">
          <table:table-cell table:style-name="TableCell021600">
            <text:p text:style-name="P110"><text:span text:style-name="T339">7.1</text:span><text:span text:style-name="T340"/></text:p>
          </table:table-cell>
          <table:table-cell table:style-name="TableCell021601">
            <text:p text:style-name="P110"><text:span text:style-name="T341">Registrar Atención</text:span><text:span text:style-name="T342"/></text:p>
          </table:table-cell>
          <table:table-cell table:style-name="TableCell021602">
            <text:p text:style-name="P110"><text:span text:style-name="T343">(usando 2sint/diag)</text:span><text:span text:style-name="T344"/></text:p>
          </table:table-cell>
          <table:table-cell table:style-name="TableCell021603">
            <text:p text:style-name="P110"><text:span text:style-name="T344"/></text:p>
          </table:table-cell>
          <table:table-cell table:style-name="TableCell021604">
            <text:p text:style-name="P111"><text:span text:style-name="T345">OK</text:span><text:span text:style-name="T346"/></text:p>
          </table:table-cell>
        </table:table-row>
        <table:table-row table:style-name="TableRow0217">
          <table:table-cell table:style-name="TableCell021700">
            <text:p text:style-name="P113"><text:span text:style-name="T347">7.2</text:span><text:span text:style-name="T348"/></text:p>
          </table:table-cell>
          <table:table-cell table:style-name="TableCell021701">
            <text:p text:style-name="P113"><text:span text:style-name="T349">--- Verificar Sint/Diag en DB</text:span><text:span text:style-name="T350"/></text:p>
          </table:table-cell>
          <table:table-cell table:style-name="TableCell021702">
            <text:p text:style-name="P113"><text:span text:style-name="T350"/></text:p>
          </table:table-cell>
          <table:table-cell table:style-name="TableCell021703">
            <text:p text:style-name="P113"><text:span text:style-name="T351">Figuran los 2 sint/diag</text:span><text:span text:style-name="T352"/></text:p>
          </table:table-cell>
          <table:table-cell table:style-name="TableCell021704">
            <text:p text:style-name="P114"><text:span text:style-name="T353">OK</text:span><text:span text:style-name="T354"/></text:p>
          </table:table-cell>
        </table:table-row>
        <table:table-row table:style-name="TableRow0218">
          <table:table-cell table:style-name="TableCell021800">
            <text:p text:style-name="P116"><text:span text:style-name="T355">8</text:span><text:span text:style-name="T356"/></text:p>
          </table:table-cell>
          <table:table-cell table:style-name="TableCell021801">
            <text:p text:style-name="P116"><text:span text:style-name="T357">–- Verificar estado Turno</text:span><text:span text:style-name="T358"/></text:p>
          </table:table-cell>
          <table:table-cell table:style-name="TableCell021802">
            <text:p text:style-name="P116"><text:span text:style-name="T358"/></text:p>
          </table:table-cell>
          <table:table-cell table:style-name="TableCell021803">
            <text:p text:style-name="P116"><text:span text:style-name="T359">Estado del Turno? :ok</text:span><text:span text:style-name="T360"/></text:p>
          </table:table-cell>
          <table:table-cell table:style-name="TableCell021804">
            <text:p text:style-name="P117"><text:span text:style-name="T361">OK</text:span><text:span text:style-name="T362"/></text:p>
          </table:table-cell>
        </table:table-row>
        <table:table-row table:style-name="TableRow0219">
          <table:table-cell table:style-name="TableCell021900">
            <text:p text:style-name="P119"><text:span text:style-name="T363">9</text:span><text:span text:style-name="T364"/></text:p>
          </table:table-cell>
          <table:table-cell table:style-name="TableCell021901">
            <text:p text:style-name="P119"><text:span text:style-name="T365">--- Verificar estado Bono</text:span><text:span text:style-name="T366"/></text:p>
          </table:table-cell>
          <table:table-cell table:style-name="TableCell021902">
            <text:p text:style-name="P119"><text:span text:style-name="T366"/></text:p>
          </table:table-cell>
          <table:table-cell table:style-name="TableCell021903">
            <text:p text:style-name="P119"><text:span text:style-name="T367">Bono utilizado? =si</text:span></text:p>
            <text:p text:style-name="P119"><text:span text:style-name="T367">Consulta linkeada? =si</text:span><text:span text:style-name="T368"/></text:p>
          </table:table-cell>
          <table:table-cell table:style-name="TableCell021904">
            <text:p text:style-name="P120"><text:span text:style-name="T369">OK</text:span><text:span text:style-name="T370"/></text:p>
          </table:table-cell>
        </table:table-row>
      </table:table>
      <text:p text:style-name="P122"><text:span text:style-name="T370"/></text:p>
      <text:p text:style-name="P122"><text:span text:style-name="T371">- FIN PRUEBA #2 -</text:span></text:p>
      <text:p text:style-name="P122"><text:span text:style-name="T372"/></text:p>
      <text:p text:style-name="P122"><text:span text:style-name="T373">PRUEBA #3</text:span></text:p>
      <text:p text:style-name="P122"><text:span text:style-name="T374"/></text:p>
      <text:p text:style-name="P122"><text:span text:style-name="T375">TEST:</text:span><text:span text:style-name="T376"><text:s/>Cancelación de Turnos por parte del Medico.</text:span></text:p>
      <text:p text:style-name="P122"><text:span text:style-name="T377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row table:style-name="TableRow0300">
          <table:table-cell table:style-name="TableCell030000">
            <text:p text:style-name="P124"><text:span text:style-name="T378">#</text:span><text:span text:style-name="T379"/></text:p>
          </table:table-cell>
          <table:table-cell table:style-name="TableCell030001">
            <text:p text:style-name="P124"><text:span text:style-name="T380">Acción</text:span><text:span text:style-name="T381"/></text:p>
          </table:table-cell>
          <table:table-cell table:style-name="TableCell030002">
            <text:p text:style-name="P124"><text:span text:style-name="T382">Detalles</text:span><text:span text:style-name="T383"/></text:p>
          </table:table-cell>
          <table:table-cell table:style-name="TableCell030003">
            <text:p text:style-name="P124"><text:span text:style-name="T384">Comentarios</text:span><text:span text:style-name="T385"/></text:p>
          </table:table-cell>
          <table:table-cell table:style-name="TableCell030004">
            <text:p text:style-name="P124"><text:span text:style-name="T386">Res.</text:span><text:span text:style-name="T387"/></text:p>
          </table:table-cell>
        </table:table-row>
        <table:table-row table:style-name="TableRow0301">
          <table:table-cell table:style-name="TableCell030100">
            <text:p text:style-name="P127"><text:span text:style-name="T388">1</text:span><text:span text:style-name="T389"/></text:p>
          </table:table-cell>
          <table:table-cell table:style-name="TableCell030101">
            <text:p text:style-name="P127"><text:span text:style-name="T390">Login (médico 2)</text:span><text:span text:style-name="T391"/></text:p>
          </table:table-cell>
          <table:table-cell table:style-name="TableCell030102">
            <text:p text:style-name="P127"><text:span text:style-name="T391"/></text:p>
          </table:table-cell>
          <table:table-cell table:style-name="TableCell030103">
            <text:p text:style-name="P127"><text:span text:style-name="T392">N/A</text:span><text:span text:style-name="T393"/></text:p>
          </table:table-cell>
          <table:table-cell table:style-name="TableCell030104">
            <text:p text:style-name="P128"><text:span text:style-name="T394">N/A</text:span><text:span text:style-name="T395"/></text:p>
          </table:table-cell>
        </table:table-row>
        <table:table-row table:style-name="TableRow0302">
          <table:table-cell table:style-name="TableCell030200">
            <text:p text:style-name="P130"><text:span text:style-name="T396">2</text:span><text:span text:style-name="T397"/></text:p>
          </table:table-cell>
          <table:table-cell table:style-name="TableCell030201">
            <text:p text:style-name="P130"><text:span text:style-name="T398">Generar Agenda (médico 2)</text:span><text:span text:style-name="T399"/></text:p>
          </table:table-cell>
          <table:table-cell table:style-name="TableCell030202">
            <text:p text:style-name="P130"><text:span text:style-name="T400"><text:s/></text:span><text:span text:style-name="T401"/></text:p>
          </table:table-cell>
          <table:table-cell table:style-name="TableCell030203">
            <text:p text:style-name="P130"><text:span text:style-name="T402">N/A</text:span><text:span text:style-name="T403"/></text:p>
          </table:table-cell>
          <table:table-cell table:style-name="TableCell030204">
            <text:p text:style-name="P131"><text:span text:style-name="T404">N/A</text:span><text:span text:style-name="T405"/></text:p>
          </table:table-cell>
        </table:table-row>
        <table:table-row table:style-name="TableRow0303">
          <table:table-cell table:style-name="TableCell030300">
            <text:p text:style-name="P133"><text:span text:style-name="T406">2.1</text:span><text:span text:style-name="T407"/></text:p>
          </table:table-cell>
          <table:table-cell table:style-name="TableCell030301">
            <text:p text:style-name="P133"><text:span text:style-name="T408">--- Verificar Agenda en DB</text:span><text:span text:style-name="T409"/></text:p>
          </table:table-cell>
          <table:table-cell table:style-name="TableCell030302">
            <text:p text:style-name="P133"><text:span text:style-name="T409"/></text:p>
          </table:table-cell>
          <table:table-cell table:style-name="TableCell030303">
            <text:p text:style-name="P133"><text:span text:style-name="T410">N/A</text:span><text:span text:style-name="T411"/></text:p>
          </table:table-cell>
          <table:table-cell table:style-name="TableCell030304">
            <text:p text:style-name="P134"><text:span text:style-name="T412">N/A</text:span><text:span text:style-name="T413"/></text:p>
          </table:table-cell>
        </table:table-row>
        <table:table-row table:style-name="TableRow0304">
          <table:table-cell table:style-name="TableCell030400">
            <text:p text:style-name="P136"><text:span text:style-name="T414">3</text:span><text:span text:style-name="T415"/></text:p>
          </table:table-cell>
          <table:table-cell table:style-name="TableCell030401">
            <text:p text:style-name="P136"><text:span text:style-name="T416">Login (Paciente 1001)</text:span><text:span text:style-name="T417"/></text:p>
          </table:table-cell>
          <table:table-cell table:style-name="TableCell030402">
            <text:p text:style-name="P136"><text:span text:style-name="T417"/></text:p>
          </table:table-cell>
          <table:table-cell table:style-name="TableCell030403">
            <text:p text:style-name="P136"><text:span text:style-name="T417"/></text:p>
          </table:table-cell>
          <table:table-cell table:style-name="TableCell030404">
            <text:p text:style-name="P137"><text:span text:style-name="T418">OK</text:span><text:span text:style-name="T419"/></text:p>
          </table:table-cell>
        </table:table-row>
        <table:table-row table:style-name="TableRow0305">
          <table:table-cell table:style-name="TableCell030500">
            <text:p text:style-name="P139"><text:span text:style-name="T420">4</text:span><text:span text:style-name="T421"/></text:p>
          </table:table-cell>
          <table:table-cell table:style-name="TableCell030501">
            <text:p text:style-name="P139"><text:span text:style-name="T422">Comprar Bono Consulta</text:span><text:span text:style-name="T423"/></text:p>
          </table:table-cell>
          <table:table-cell table:style-name="TableCell030502">
            <text:p text:style-name="P139"><text:span text:style-name="T424">Cantidad = 1</text:span><text:span text:style-name="T425"/></text:p>
          </table:table-cell>
          <table:table-cell table:style-name="TableCell030503">
            <text:p text:style-name="P139"><text:span text:style-name="T426">Costo = 39</text:span><text:span text:style-name="T427"/></text:p>
          </table:table-cell>
          <table:table-cell table:style-name="TableCell030504">
            <text:p text:style-name="P140"><text:span text:style-name="T428">OK</text:span><text:span text:style-name="T429"/></text:p>
          </table:table-cell>
        </table:table-row>
        <table:table-row table:style-name="TableRow0306">
          <table:table-cell table:style-name="TableCell030600">
            <text:p text:style-name="P142"><text:span text:style-name="T430">4.1</text:span><text:span text:style-name="T431"/></text:p>
          </table:table-cell>
          <table:table-cell table:style-name="TableCell030601">
            <text:p text:style-name="P142"><text:span text:style-name="T432">--- Verificar Bonos en DB</text:span><text:span text:style-name="T433"/></text:p>
          </table:table-cell>
          <table:table-cell table:style-name="TableCell030602">
            <text:p text:style-name="P142"><text:span text:style-name="T433"/></text:p>
          </table:table-cell>
          <table:table-cell table:style-name="TableCell030603">
            <text:p text:style-name="P142"><text:span text:style-name="T433"/></text:p>
          </table:table-cell>
          <table:table-cell table:style-name="TableCell030604">
            <text:p text:style-name="P143"><text:span text:style-name="T434">OK</text:span><text:span text:style-name="T435"/></text:p>
          </table:table-cell>
        </table:table-row>
        <table:table-row table:style-name="TableRow0307">
          <table:table-cell table:style-name="TableCell030700">
            <text:p text:style-name="P145"><text:span text:style-name="T436">5</text:span><text:span text:style-name="T437"/></text:p>
          </table:table-cell>
          <table:table-cell table:style-name="TableCell030701">
            <text:p text:style-name="P145"><text:span text:style-name="T438">Generar Turno</text:span><text:span text:style-name="T439"/></text:p>
          </table:table-cell>
          <table:table-cell table:style-name="TableCell030702">
            <text:p text:style-name="P145"><text:span text:style-name="T440">Con médico = 2</text:span><text:span text:style-name="T441"/></text:p>
          </table:table-cell>
          <table:table-cell table:style-name="TableCell030703">
            <text:p text:style-name="P145"><text:span text:style-name="T442">fecha = 26/ENE 13:00</text:span><text:span text:style-name="T443"/></text:p>
          </table:table-cell>
          <table:table-cell table:style-name="TableCell030704">
            <text:p text:style-name="P146"><text:span text:style-name="T444">OK</text:span><text:span text:style-name="T445"/></text:p>
          </table:table-cell>
        </table:table-row>
        <table:table-row table:style-name="TableRow0308">
          <table:table-cell table:style-name="TableCell030800">
            <text:p text:style-name="P148"><text:span text:style-name="T446">5.1</text:span><text:span text:style-name="T447"/></text:p>
          </table:table-cell>
          <table:table-cell table:style-name="TableCell030801">
            <text:p text:style-name="P148"><text:span text:style-name="T448">--- Verificar Turno en DB</text:span><text:span text:style-name="T449"/></text:p>
          </table:table-cell>
          <table:table-cell table:style-name="TableCell030802">
            <text:p text:style-name="P148"><text:span text:style-name="T449"/></text:p>
          </table:table-cell>
          <table:table-cell table:style-name="TableCell030803">
            <text:p text:style-name="P148"><text:span text:style-name="T449"/></text:p>
          </table:table-cell>
          <table:table-cell table:style-name="TableCell030804">
            <text:p text:style-name="P149"><text:span text:style-name="T450">OK</text:span><text:span text:style-name="T451"/></text:p>
          </table:table-cell>
        </table:table-row>
        <table:table-row table:style-name="TableRow0309">
          <table:table-cell table:style-name="TableCell030900">
            <text:p text:style-name="P151"><text:span text:style-name="T452">6</text:span><text:span text:style-name="T453"/></text:p>
          </table:table-cell>
          <table:table-cell table:style-name="TableCell030901">
            <text:p text:style-name="P151"><text:span text:style-name="T454">Login (medico 2)</text:span><text:span text:style-name="T455"/></text:p>
          </table:table-cell>
          <table:table-cell table:style-name="TableCell030902">
            <text:p text:style-name="P151"><text:span text:style-name="T455"/></text:p>
          </table:table-cell>
          <table:table-cell table:style-name="TableCell030903">
            <text:p text:style-name="P151"><text:span text:style-name="T455"/></text:p>
          </table:table-cell>
          <table:table-cell table:style-name="TableCell030904">
            <text:p text:style-name="P152"><text:span text:style-name="T456">OK</text:span><text:span text:style-name="T457"/></text:p>
          </table:table-cell>
        </table:table-row>
        <table:table-row table:style-name="TableRow0310">
          <table:table-cell table:style-name="TableCell031000">
            <text:p text:style-name="P154"><text:span text:style-name="T458">7.1</text:span><text:span text:style-name="T459"/></text:p>
          </table:table-cell>
          <table:table-cell table:style-name="TableCell031001">
            <text:p text:style-name="P154"><text:span text:style-name="T460">CancelarAtención</text:span><text:span text:style-name="T461"/></text:p>
          </table:table-cell>
          <table:table-cell table:style-name="TableCell031002">
            <text:p text:style-name="P154"><text:span text:style-name="T461"/></text:p>
          </table:table-cell>
          <table:table-cell table:style-name="TableCell031003">
            <text:p text:style-name="P154"><text:span text:style-name="T462">Se cancela for día (26/ENE)</text:span><text:span text:style-name="T463"/></text:p>
          </table:table-cell>
          <table:table-cell table:style-name="TableCell031004">
            <text:p text:style-name="P155"><text:span text:style-name="T464">OK</text:span><text:span text:style-name="T465"/></text:p>
          </table:table-cell>
        </table:table-row>
        <table:table-row table:style-name="TableRow0311">
          <table:table-cell table:style-name="TableCell031100">
            <text:p text:style-name="P157"><text:span text:style-name="T466">7.2</text:span><text:span text:style-name="T467"/></text:p>
          </table:table-cell>
          <table:table-cell table:style-name="TableCell031101">
            <text:p text:style-name="P157"><text:span text:style-name="T468">--- Verificar en DB</text:span><text:span text:style-name="T469"/></text:p>
          </table:table-cell>
          <table:table-cell table:style-name="TableCell031102">
            <text:p text:style-name="P157"><text:span text:style-name="T469"/></text:p>
          </table:table-cell>
          <table:table-cell table:style-name="TableCell031103">
            <text:p text:style-name="P157"><text:span text:style-name="T469"/></text:p>
          </table:table-cell>
          <table:table-cell table:style-name="TableCell031104">
            <text:p text:style-name="P158"><text:span text:style-name="T470">OK</text:span><text:span text:style-name="T471"/></text:p>
          </table:table-cell>
        </table:table-row>
        <table:table-row table:style-name="TableRow0312">
          <table:table-cell table:style-name="TableCell031200">
            <text:p text:style-name="P160"><text:span text:style-name="T472">8</text:span><text:span text:style-name="T473"/></text:p>
          </table:table-cell>
          <table:table-cell table:style-name="TableCell031201">
            <text:p text:style-name="P160"><text:span text:style-name="T474">–- Verificar estado Turno</text:span><text:span text:style-name="T475"/></text:p>
          </table:table-cell>
          <table:table-cell table:style-name="TableCell031202">
            <text:p text:style-name="P160"><text:span text:style-name="T475"/></text:p>
          </table:table-cell>
          <table:table-cell table:style-name="TableCell031203">
            <text:p text:style-name="P160"><text:span text:style-name="T476">Turno está en estado 4.</text:span><text:span text:style-name="T477"/></text:p>
          </table:table-cell>
          <table:table-cell table:style-name="TableCell031204">
            <text:p text:style-name="P161"><text:span text:style-name="T478">OK</text:span><text:span text:style-name="T479"/></text:p>
          </table:table-cell>
        </table:table-row>
        <table:table-row table:style-name="TableRow0313">
          <table:table-cell table:style-name="TableCell031300">
            <text:p text:style-name="P163"><text:span text:style-name="T480">9</text:span><text:span text:style-name="T481"/></text:p>
          </table:table-cell>
          <table:table-cell table:style-name="TableCell031301">
            <text:p text:style-name="P163"><text:span text:style-name="T482">--- Verificar estado de la Agenda</text:span><text:span text:style-name="T483"/></text:p>
          </table:table-cell>
          <table:table-cell table:style-name="TableCell031302">
            <text:p text:style-name="P163"><text:span text:style-name="T483"/></text:p>
          </table:table-cell>
          <table:table-cell table:style-name="TableCell031303">
            <text:p text:style-name="P163"><text:span text:style-name="T484">Las entradas del día eliminado fueron seteados<text:s text:c="2"/>con fecha = NULL</text:span><text:span text:style-name="T485"/></text:p>
          </table:table-cell>
          <table:table-cell table:style-name="TableCell031304">
            <text:p text:style-name="P164"><text:span text:style-name="T486">OK</text:span><text:span text:style-name="T487"/></text:p>
          </table:table-cell>
        </table:table-row>
      </table:table>
      <text:p text:style-name="P166"><text:span text:style-name="T487"/></text:p>
      <text:p text:style-name="P166"><text:span text:style-name="T487"/></text:p>
      <text:p text:style-name="P166"><text:span text:style-name="T488">- FIN PRUEBA #3 -</text:span></text:p>
      <text:p text:style-name="P166"><text:span text:style-name="T489"/></text:p>
      <text:p text:style-name="P166"><text:span text:style-name="T490">PRUEBA #4<text:tab/><text:tab/>----<text:tab/>[CORREGIDO] , Ahora está OK.</text:span></text:p>
      <text:p text:style-name="P166"><text:span text:style-name="T491"/></text:p>
      <text:p text:style-name="P166"><text:span text:style-name="T492">Hay nombres de usuarios que tienen espacios.</text:span></text:p>
      <text:p text:style-name="P166"><text:span text:style-name="T493">NO ES POSIBLE LOGUEARSE CON ESOS USUARIOS.</text:span></text:p>
      <text:p text:style-name="P166"><text:span text:style-name="T494"/></text:p>
      <text:p text:style-name="P166"><text:span text:style-name="T495">Propongo que usemos sólo el DNI como user/pass…….. no hizo falta, se corrigió el username &amp; pass.</text:span></text:p>
      <text:p text:style-name="P166"><text:span text:style-name="T496"/></text:p>
      <text:p text:style-name="P166"><text:span text:style-name="T496"/></text:p>
      <text:p text:style-name="P166"><text:span text:style-name="T496"/></text:p>
      <text:p text:style-name="P166"><text:span text:style-name="T497">PRUEBA #5</text:span></text:p>
      <text:p text:style-name="P166"><text:span text:style-name="T498"/></text:p>
      <text:p text:style-name="P166"><text:span text:style-name="T499">Al hacer 3 logins incorrectos, el usuario se bloquea, esto está OK.</text:span></text:p>
      <text:p text:style-name="P166"><text:span text:style-name="T499">Sin embargo, el TP pide que esos logins sean ‘en cualquier momento’, por lo tanto debe reflejar el login fallido en el cvampo usu_login_fallido de la tabla usuario.</text:span></text:p>
      <text:p text:style-name="P166"><text:span text:style-name="T499">Cuando ese campo llega a 3, debería bloquearse el usuario.</text:span></text:p>
      <text:p text:style-name="P166"><text:span text:style-name="T500"/></text:p>
      <text:p text:style-name="P166"><text:span text:style-name="T500"/></text:p>
      <text:p text:style-name="P166"><text:span text:style-name="T500"/></text:p>
      <text:p text:style-name="P166"><text:span text:style-name="T500"/></text:p>
      <text:p text:style-name="P166"><text:span text:style-name="T500"/></text:p>
      <text:p text:style-name="P166"><text:span text:style-name="T501">OTRAS OBSERVACIONES</text:span></text:p>
      <text:p text:style-name="P166"><text:span text:style-name="T502"/></text:p>
      <text:list text:style-name="L167">
        <text:list-item>
          <text:p text:style-name="P167"><text:span text:style-name="T503">El botón en 'Cancelar Atención' debería decir 'Confirmar cancelación'. Es menos confuso. Ahora no recuerdo si sucede lo mismo en la cancelacion por parte del paciente.</text:span></text:p>
        </text:list-item>
        <text:list-item>
          <text:p text:style-name="P167"><text:span text:style-name="T503">Hay veces donde se pide el ingreso del código del médico , pero el textbox sólo dice 'Código' .... quedaría mejor que se explicite a qué código se refiere.</text:span></text:p>
        </text:list-item>
        <text:list-item>
          <text:p text:style-name="P167"><text:span text:style-name="T503">Los turnos migrados tenian status = 0. Debe ser 2.<text:s/></text:span><text:span text:style-name="T504">(CORREGIDO).</text:span></text:p>
        </text:list-item>
      </text:list>
      <text:p text:style-name="P168"><text:span text:style-name="T505"/></text:p>
      <text:p text:style-name="P168"><text:span text:style-name="T505"/></text:p>
      <text:p text:style-name="P168"><text:span text:style-name="T50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